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style:font-name="Century Schoolbook 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entury Schoolbook L"/>
    </style:style>
    <style:style style:name="T4" style:family="text">
      <style:text-properties style:font-name="Century Schoolbook 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Century Schoolbook 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entury Schoolbook 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style:font-name="Century Schoolbook L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Century Schoolbook 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style:font-name="Century Schoolbook L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Century Schoolbook L"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</text:p>
      <text:p text:style-name="P2"><text:span text:style-name="T7">Name <text:s text:c="4"/></text:span><text:span text:style-name="T9">:- </text:span><text:span text:style-name="T3">Abrar Mahedavi</text:span></text:p>
      <text:p text:style-name="P2"><text:span text:style-name="T7">Roll No. </text:span><text:span text:style-name="T9">:- </text:span><text:span text:style-name="T3">21035</text:span></text:p>
      <text:p text:style-name="P2"><text:span text:style-name="T4">Title <text:s text:c="5"/></text:span><text:span text:style-name="T5">:- </text:span><text:span text:style-name="T6">A newspaper delivery boy everyday drops newspaper <text:tab/> <text:s text:c="9"/>in a society having many lane and each lane have <text:tab/><text:tab/><text:tab/> <text:s/>many houses. Design a program to provide different <text:tab/><text:tab/> <text:s/>paths that he could follow and suggest he path which <text:tab/><text:tab/> <text:s/>will take him to finish his task with less efforts. Solve <text:tab/> <text:tab/> <text:s/>the <text:s/>problem by suggesting appropriate data <text:s/><text:tab/><text:tab/> <text:tab/><text:tab/> <text:s/>structures. Design necessary class. </text:span></text:p>
      <text:p text:style-name="P2">/*</text:p>
      <text:p text:style-name="P3">Program :</text:p>
      <text:p text:style-name="P1"/>
      <text:p text:style-name="P1">#include&lt;iostream&gt; </text:p>
      <text:p text:style-name="P1">using namespace std; </text:p>
      <text:p text:style-name="P1"/>
      <text:p text:style-name="P1">#define Infinity 999 </text:p>
      <text:p text:style-name="P1">#define MAX 20 </text:p>
      <text:p text:style-name="P1"/>
      <text:p text:style-name="P1">class graph </text:p>
      <text:p text:style-name="P1"><text:s/>{ </text:p>
      <text:p text:style-name="P1"><text:s text:c="4"/>private: </text:p>
      <text:p text:style-name="P1"><text:s text:c="4"/>int graph1[MAX][MAX]; </text:p>
      <text:p text:style-name="P1"><text:s text:c="4"/>int span_tree[MAX][MAX]; </text:p>
      <text:p text:style-name="P1"><text:s text:c="4"/>int v; </text:p>
      <text:p text:style-name="P1"><text:s text:c="2"/></text:p>
      <text:p text:style-name="P1"><text:s text:c="4"/>public: </text:p>
      <text:p text:style-name="P1"><text:s text:c="4"/>void input(); </text:p>
      <text:p text:style-name="P1"><text:s text:c="4"/>void display(); </text:p>
      <text:p text:style-name="P1"><text:s text:c="4"/>void prims(); </text:p>
      <text:p text:style-name="P1"><text:s/>}; </text:p>
      <text:p text:style-name="P1"/>
      <text:p text:style-name="P1"/>
      <text:p text:style-name="P1">void graph::input() </text:p>
      <text:p text:style-name="P1"><text:s/>{ </text:p>
      <text:p text:style-name="P1"><text:s text:c="4"/>int i,j,wt; </text:p>
      <text:p text:style-name="P1"><text:s text:c="4"/>cout&lt;&lt;"\nEnter the number of vertices:\t"; </text:p>
      <text:p text:style-name="P1"><text:s text:c="4"/>cin&gt;&gt;v; </text:p>
      <text:p text:style-name="P1"><text:soft-page-break/><text:s text:c="4"/>for(i=1;i&lt;=v;i++) </text:p>
      <text:p text:style-name="P1"><text:s text:c="6"/>{ </text:p>
      <text:p text:style-name="P1"><text:s text:c="9"/>for(j=1;j&lt;=v;j++) </text:p>
      <text:p text:style-name="P1"><text:s text:c="11"/>{ </text:p>
      <text:p text:style-name="P1"><text:s text:c="14"/>graph1[i][j]=Infinity; </text:p>
      <text:p text:style-name="P1"><text:s text:c="11"/>} </text:p>
      <text:p text:style-name="P1"><text:s text:c="6"/>} </text:p>
      <text:p text:style-name="P1"><text:s text:c="4"/></text:p>
      <text:p text:style-name="P1"><text:s text:c="4"/>for(i=1;i&lt;=v;i++) </text:p>
      <text:p text:style-name="P1"><text:s text:c="6"/>{ </text:p>
      <text:p text:style-name="P1"><text:s text:c="9"/>for(j=i+1;j&lt;=v;j++) </text:p>
      <text:p text:style-name="P1"><text:s text:c="11"/>{ </text:p>
      <text:p text:style-name="P1"><text:s text:c="14"/>cout&lt;&lt;"\nEnter the weights between"&lt;&lt; i&lt;&lt;" and"&lt;&lt; j&lt;&lt;":\t"; </text:p>
      <text:p text:style-name="P1"><text:s text:c="14"/>cin&gt;&gt;wt; </text:p>
      <text:p text:style-name="P1"><text:s text:c="14"/>graph1[i][j]=graph1[j][i]=wt; </text:p>
      <text:p text:style-name="P1"><text:s text:c="11"/>} </text:p>
      <text:p text:style-name="P1"><text:s text:c="6"/>} <text:s text:c="3"/><text:tab/> </text:p>
      <text:p text:style-name="P1"><text:s/>} </text:p>
      <text:p text:style-name="P1"/>
      <text:p text:style-name="P1"/>
      <text:p text:style-name="P1">void graph::display() </text:p>
      <text:p text:style-name="P1"><text:s/>{ </text:p>
      <text:p text:style-name="P1"><text:s text:c="4"/>int i,j; </text:p>
      <text:p text:style-name="P1"><text:s text:c="4"/>cout&lt;&lt;"\nThe matrix representation is:\n"; </text:p>
      <text:p text:style-name="P1"><text:s text:c="4"/>for(i=1;i&lt;=v;i++) </text:p>
      <text:p text:style-name="P1"><text:s text:c="6"/>{ </text:p>
      <text:p text:style-name="P1"><text:s text:c="9"/>for(j=1;j&lt;=v;j++) </text:p>
      <text:p text:style-name="P1"><text:s text:c="11"/>{ <text:s text:c="12"/></text:p>
      <text:p text:style-name="P1"><text:s text:c="14"/>cout&lt;&lt;"\t"&lt;&lt;graph1[i][j]; <text:s text:c="13"/></text:p>
      <text:p text:style-name="P1"><text:s text:c="11"/>} </text:p>
      <text:p text:style-name="P1"><text:s text:c="9"/>cout&lt;&lt;"\n"; </text:p>
      <text:p text:style-name="P1"><text:s text:c="6"/>} </text:p>
      <text:p text:style-name="P1"><text:s/></text:p>
      <text:p text:style-name="P1"/>
      <text:p text:style-name="P1"><text:s text:c="3"/>cout&lt;&lt;"\nThe spanning tree is:\n"; </text:p>
      <text:p text:style-name="P1"/>
      <text:p text:style-name="P1"><text:s text:c="3"/>for(i=1;i&lt;=v;i++) </text:p>
      <text:p text:style-name="P1"><text:s text:c="5"/>{ </text:p>
      <text:p text:style-name="P1"><text:s text:c="8"/>for(j=1;j&lt;=v;j++) </text:p>
      <text:p text:style-name="P1"><text:soft-page-break/><text:s text:c="10"/>{ </text:p>
      <text:p text:style-name="P1"><text:s text:c="13"/>cout&lt;&lt;"\t"&lt;&lt;span_tree[i][j]; </text:p>
      <text:p text:style-name="P1"><text:s text:c="10"/>} </text:p>
      <text:p text:style-name="P1"><text:s text:c="8"/>cout&lt;&lt;"\n"; </text:p>
      <text:p text:style-name="P1"><text:s text:c="5"/>} </text:p>
      <text:p text:style-name="P1"><text:s/>} </text:p>
      <text:p text:style-name="P1"/>
      <text:p text:style-name="P1"/>
      <text:p text:style-name="P1">void graph::prims() </text:p>
      <text:p text:style-name="P1"><text:s/>{ </text:p>
      <text:p text:style-name="P1"><text:s text:c="4"/>int i,j,u,ver; </text:p>
      <text:p text:style-name="P1"><text:s text:c="4"/>int dist[MAX],visit[MAX],cost[MAX][MAX],via[MAX]; </text:p>
      <text:p text:style-name="P1"><text:s text:c="4"/>int min_dist,edges=0,min_cost=0;; </text:p>
      <text:p text:style-name="P1"/>
      <text:p text:style-name="P1"><text:s text:c="4"/>for(i=0;i&lt;=v;i++) </text:p>
      <text:p text:style-name="P1"><text:s text:c="6"/>visit[i]=0; </text:p>
      <text:p text:style-name="P1"/>
      <text:p text:style-name="P1"><text:s text:c="4"/>for(i=1;i&lt;=v;i++) </text:p>
      <text:p text:style-name="P1"><text:s text:c="6"/>{ </text:p>
      <text:p text:style-name="P1"><text:s text:c="9"/>for(j=1;j&lt;=v;j++) </text:p>
      <text:p text:style-name="P1"><text:s text:c="11"/>{ </text:p>
      <text:p text:style-name="P1"><text:s text:c="14"/>span_tree[i][j]=0; </text:p>
      <text:p text:style-name="P1"><text:s text:c="11"/>} </text:p>
      <text:p text:style-name="P1"><text:s text:c="6"/>} </text:p>
      <text:p text:style-name="P1"/>
      <text:p text:style-name="P1"><text:s text:c="4"/>for(i=1;i&lt;=v;i++) </text:p>
      <text:p text:style-name="P1"><text:s text:c="6"/>{ </text:p>
      <text:p text:style-name="P1"><text:s text:c="9"/>for(j=1;j&lt;=v;j++) </text:p>
      <text:p text:style-name="P1"><text:s text:c="11"/>{ </text:p>
      <text:p text:style-name="P1"><text:s text:c="14"/>if(graph1[i][j]==0) </text:p>
      <text:p text:style-name="P1"><text:s text:c="17"/>cost[i][j]=Infinity; </text:p>
      <text:p text:style-name="P1"><text:s text:c="14"/>else </text:p>
      <text:p text:style-name="P1"><text:s text:c="17"/>cost[i][j]=graph1[i][j]; </text:p>
      <text:p text:style-name="P1"><text:s text:c="11"/>} </text:p>
      <text:p text:style-name="P1"><text:s text:c="6"/>} </text:p>
      <text:p text:style-name="P1"/>
      <text:p text:style-name="P1"><text:s text:c="4"/>visit[1]=1; </text:p>
      <text:p text:style-name="P1"><text:s text:c="4"/>dist[1]=0; </text:p>
      <text:p text:style-name="P1"><text:s text:c="4"/>via[1]=1; </text:p>
      <text:p text:style-name="P1"><text:soft-page-break/></text:p>
      <text:p text:style-name="P1"><text:s text:c="4"/>for(i=2;i&lt;=v;i++) </text:p>
      <text:p text:style-name="P1"><text:s text:c="6"/>{ </text:p>
      <text:p text:style-name="P1"><text:s text:c="9"/>dist[i]=cost[1][i]; </text:p>
      <text:p text:style-name="P1"><text:s text:c="9"/>via[i]=1; </text:p>
      <text:p text:style-name="P1"><text:s text:c="6"/>} </text:p>
      <text:p text:style-name="P1"/>
      <text:p text:style-name="P1"><text:s text:c="4"/>while(edges&lt; v-1) </text:p>
      <text:p text:style-name="P1"><text:s text:c="6"/>{ </text:p>
      <text:p text:style-name="P1"><text:s text:c="9"/>min_dist=Infinity; </text:p>
      <text:p text:style-name="P1"><text:s text:c="9"/>for(i=2;i&lt;=v;i++) </text:p>
      <text:p text:style-name="P1"><text:s text:c="9"/>if(visit[i]==0&amp;&amp;dist[i]&lt;min_dist) </text:p>
      <text:p text:style-name="P1"><text:s text:c="11"/>{ </text:p>
      <text:p text:style-name="P1"><text:s text:c="14"/>min_dist=dist[i]; </text:p>
      <text:p text:style-name="P1"><text:s text:c="14"/>ver=i; </text:p>
      <text:p text:style-name="P1"><text:s text:c="11"/>} </text:p>
      <text:p text:style-name="P1"><text:s text:c="9"/>u=via[ver]; <text:s text:c="2"/></text:p>
      <text:p text:style-name="P1"><text:s text:c="9"/>span_tree[u][ver]=dist[ver]; </text:p>
      <text:p text:style-name="P1"><text:s text:c="9"/>span_tree[ver][u]=span_tree[u][ver]; </text:p>
      <text:p text:style-name="P1"><text:s text:c="9"/>edges++; </text:p>
      <text:p text:style-name="P1"><text:s text:c="9"/>visit[ver]=1; </text:p>
      <text:p text:style-name="P1"><text:s text:c="9"/>for(i=1;i&lt;=v;i++) </text:p>
      <text:p text:style-name="P1"><text:s text:c="11"/>{ </text:p>
      <text:p text:style-name="P1"><text:s text:c="14"/>if(visit[i]==0&amp;&amp;cost[i][ver]&lt;dist[i]) </text:p>
      <text:p text:style-name="P1"><text:s text:c="16"/>{ </text:p>
      <text:p text:style-name="P1"><text:s text:c="19"/>dist[i]=cost[i][ver]; </text:p>
      <text:p text:style-name="P1"><text:s text:c="19"/>via[i]=ver; </text:p>
      <text:p text:style-name="P1"><text:s text:c="16"/>} </text:p>
      <text:p text:style-name="P1"><text:s text:c="11"/>} <text:s text:c="7"/></text:p>
      <text:p text:style-name="P1"><text:s text:c="9"/>min_cost=min_cost+cost[u][ver]; </text:p>
      <text:p text:style-name="P1"><text:s text:c="6"/>} </text:p>
      <text:p text:style-name="P1"><text:s text:c="4"/>cout&lt;&lt;"\nMinimum distance is::\t"&lt;&lt;min_cost; </text:p>
      <text:p text:style-name="P1"><text:s/>} 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t main() </text:p>
      <text:p text:style-name="P1"><text:s/>{ </text:p>
      <text:p text:style-name="P1"><text:s text:c="4"/>graph g; </text:p>
      <text:p text:style-name="P1"><text:s text:c="4"/>g.input(); </text:p>
      <text:p text:style-name="P1"><text:s text:c="4"/>g.prims(); </text:p>
      <text:p text:style-name="P1"><text:s text:c="4"/>g.display(); </text:p>
      <text:p text:style-name="P1"><text:s text:c="4"/>return 0; </text:p>
      <text:p text:style-name="P1"><text:s/>}</text:p>
      <text:p text:style-name="P1"/>
      <text:p text:style-name="P1"><text:span text:style-name="T8">Output :</text:span></text:p>
      <text:p text:style-name="P1"/>
      <text:p text:style-name="P1">compeng-sl2-08@compeng-sl2-08:~/Priyanka$ g++ news.cpp </text:p>
      <text:p text:style-name="P1">compeng-sl2-08@compeng-sl2-08:~/Priyanka$ ./a.out </text:p>
      <text:p text:style-name="P1"/>
      <text:p text:style-name="P1">Enter the number of vertices:<text:tab/>6 </text:p>
      <text:p text:style-name="P1"/>
      <text:p text:style-name="P1">Enter the weights between1 and2:<text:tab/>1 </text:p>
      <text:p text:style-name="P1"/>
      <text:p text:style-name="P1">Enter the weights between1 and3:<text:tab/>9 </text:p>
      <text:p text:style-name="P1"/>
      <text:p text:style-name="P1">Enter the weights between1 and4:<text:tab/>3 </text:p>
      <text:p text:style-name="P1"><text:s/></text:p>
      <text:p text:style-name="P1">Enter the weights between1 and5:<text:tab/>6 </text:p>
      <text:p text:style-name="P1"/>
      <text:p text:style-name="P1">Enter the weights between1 and6:<text:tab/>9 </text:p>
      <text:p text:style-name="P1"/>
      <text:p text:style-name="P1">Enter the weights between2 and3:<text:tab/>8 </text:p>
      <text:p text:style-name="P1"/>
      <text:p text:style-name="P1">Enter the weights between2 and4:<text:tab/>2 </text:p>
      <text:p text:style-name="P1"/>
      <text:p text:style-name="P1">Enter the weights between2 and5:<text:tab/>5 </text:p>
      <text:p text:style-name="P1"/>
      <text:p text:style-name="P1">Enter the weights between2 and6:<text:tab/>4 </text:p>
      <text:p text:style-name="P1"/>
      <text:p text:style-name="P1">Enter the weights between3 and4:<text:tab/>8 </text:p>
      <text:p text:style-name="P1"/>
      <text:p text:style-name="P1">Enter the weights between3 and5:<text:tab/>2 </text:p>
      <text:p text:style-name="P1"/>
      <text:p text:style-name="P1">Enter the weights between3 and6:<text:tab/>3 </text:p>
      <text:p text:style-name="P1"><text:soft-page-break/></text:p>
      <text:p text:style-name="P1">Enter the weights between4 and5:<text:tab/>10 </text:p>
      <text:p text:style-name="P1"/>
      <text:p text:style-name="P1">Enter the weights between4 and6:<text:tab/>11 </text:p>
      <text:p text:style-name="P1"/>
      <text:p text:style-name="P1">Enter the weights between5 and6:<text:tab/>7 </text:p>
      <text:p text:style-name="P1"/>
      <text:p text:style-name="P1">Minimum distance is::<text:tab/>12 </text:p>
      <text:p text:style-name="P1"/>
      <text:p text:style-name="P1">The matrix representation is: </text:p>
      <text:p text:style-name="P1"><text:tab/>999<text:tab/>1<text:tab/>9<text:tab/>3<text:tab/>6<text:tab/>9 </text:p>
      <text:p text:style-name="P1"><text:tab/>1<text:tab/>999<text:tab/>8<text:tab/>2<text:tab/>5<text:tab/>4 </text:p>
      <text:p text:style-name="P1"><text:tab/>9<text:tab/>8<text:tab/>999<text:tab/>8<text:tab/>2<text:tab/>3 </text:p>
      <text:p text:style-name="P1"><text:tab/>3<text:tab/>2<text:tab/>8<text:tab/>999<text:tab/>10<text:tab/>11 </text:p>
      <text:p text:style-name="P1"><text:tab/>6<text:tab/>5<text:tab/>2<text:tab/>10<text:tab/>999<text:tab/>7 </text:p>
      <text:p text:style-name="P1"><text:tab/>9<text:tab/>4<text:tab/>3<text:tab/>11<text:tab/>7<text:tab/>999 </text:p>
      <text:p text:style-name="P1"/>
      <text:p text:style-name="P1">The spanning tree is: </text:p>
      <text:p text:style-name="P1"><text:tab/>0<text:tab/>1<text:tab/>0<text:tab/>0<text:tab/>0<text:tab/>0 </text:p>
      <text:p text:style-name="P1"><text:tab/>1<text:tab/>0<text:tab/>0<text:tab/>2<text:tab/>0<text:tab/>4 </text:p>
      <text:p text:style-name="P1"><text:tab/>0<text:tab/>0<text:tab/>0<text:tab/>0<text:tab/>2<text:tab/>3 </text:p>
      <text:p text:style-name="P1"><text:tab/>0<text:tab/>2<text:tab/>0<text:tab/>0<text:tab/>0<text:tab/>0 </text:p>
      <text:p text:style-name="P1"><text:tab/>0<text:tab/>0<text:tab/>2<text:tab/>0<text:tab/>0<text:tab/>0 </text:p>
      <text:p text:style-name="P1"><text:tab/>0<text:tab/>4<text:tab/>3<text:tab/>0<text:tab/>0<text:tab/>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2T12:37:09</dc:date>
    <meta:document-statistic meta:table-count="0" meta:image-count="0" meta:object-count="0" meta:page-count="6" meta:paragraph-count="169" meta:word-count="425" meta:character-count="3956" meta:non-whitespace-character-count="2561"/>
    <meta:generator>LibreOffice/3.5$Linux_X86_64 LibreOffice_project/350m1$Build-2</meta:generator>
  </office:meta>
</office:document-meta>
</file>